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*Undentified*&quot;;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hysteroidea&quot;;&quot;Mononchidae&quot;;&quot;Neodiplogastridae&quot;;&quot;Panagrolaimidae&quot;;&quot;Paraphelenchidae&quot;;&quot;Paratylenchidae&quot;;&quot;Plectidae&quot;;&quot;Pratylenchidae&quot;;&quot;Psilenchidae&quot;;&quot;Psilenchidae&quot;;&quot;Qudsianematidae&quot;;&quot;Qudsianematidae&quot;;&quot;Rhabditidae&quot;;&quot;Rhabdolaimidae&quot;;&quot;Rhabdolaimidae&quot;;&quot;Steinernematidae &quot;;&quot;Steinernematidae &quot;;&quot;Trichodoridae &quot;;&quot;Tylenchidae&quot;;&quot;Tylencholaimidae&quot;;&quot;Tylencholaimidae&quot;;&quot;Tylencholaimoidea&quot;;&quot;Tylopharyngidae&quot;;&quot;Tylopharyngidae&quot;;&quot;&quot;)" table:allow-empty-cell="true" table:display-list="sorted-ascending" table:base-cell-address="Sheet1.I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Tylenchus / Boleodorus&quot;;&quot;Tylencholaimus&quot;;&quot;Trichodorus&quot;;&quot;Prionchulus&quot;;&quot;Plectus&quot;;&quot;Neosteinernema&quot;;&quot;Mulveyellus&quot;;&quot;Monhystera&quot;;&quot;Miconchus&quot;;&quot;Mesocriconema&quot;;&quot;Malenchus&quot;;&quot;Clarkus&quot;;&quot;Chiloplacus&quot;;&quot;Anaplectus&quot;;&quot;Alaimus&quot;;&quot;Acrobeles&quot;;&quot;sp.&quot;)" table:allow-empty-cell="true" table:display-list="unsorted" table:base-cell-address="Sheet1.K2"/>
        <table:content-validation table:name="val5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7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0" table:default-cell-style-name="ce2"/>
        <table:table-row table:style-name="ro6">
          <table:table-cell office:value-type="string">
            <text:p>Dir</text:p>
          </table:table-cell>
          <table:table-cell office:value-type="string">
            <text:p>NID</text:p>
          </table:table-cell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Seg Size μm</text:p>
          </table:table-cell>
          <table:table-cell office:value-type="string">
            <text:p>Seg Max Size At Mag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Segment</text:p>
          </table:table-cell>
          <table:table-cell office:value-type="string">
            <text:p>Segment Details</text:p>
          </table:table-cell>
          <table:table-cell office:value-type="string">
            <text:p>Taxinomic Value</text:p>
          </table:table-cell>
          <table:table-cell office:value-type="string">
            <text:p>overall body length μm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Feeding Type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formula="of:=+[.R2]/[.F2]" office:value-type="float" office:value="9.4383">
            <text:p>9.4383</text:p>
          </table:table-cell>
          <table:table-cell office:value-type="float" office:value="100">
            <text:p>100</text:p>
          </table:table-cell>
          <table:table-cell office:value-type="string">
            <text:p>Nem_0001</text:p>
          </table:table-cell>
          <table:table-cell table:style-name="Default"/>
          <table:table-cell table:number-columns-repeated="2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style-name="Default" office:value-type="float" office:value="943.83">
            <text:p>943.83</text:p>
          </table:table-cell>
          <table:table-cell/>
          <table:table-cell table:formula="of:=+[.S2]/[.R2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2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3]/[.R3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3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4]/[.R4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4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5]/[.R5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>
            <text:p>Nem_0005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6]/[.R6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6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7]/[.R7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7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8]/[.R8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8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9]/[.R9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9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10]/[.R10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0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11]/[.R11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1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12]/[.R12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2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13]/[.R13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3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14]/[.R14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4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15]/[.R15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5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16]/[.R16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6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17]/[.R17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7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18]/[.R18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8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19]/[.R19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9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20]/[.R20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20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21]/[.R21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21</text:p>
          </table:table-cell>
          <table:table-cell table:number-columns-repeated="3"/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22]/[.R22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S23]/[.R23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S24]/[.R24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S25]/[.R25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S26]/[.R26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S27]/[.R27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S28]/[.R28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S29]/[.R29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S30]/[.R30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number-columns-repeated="2"/>
          <table:table-cell table:formula="of:=+[.S31]/[.R31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S32]/[.R32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S33]/[.R33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S34]/[.R34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S35]/[.R35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S36]/[.R36]" office:value-type="percentage" office:value="0">
            <text:p>#DIV/0!</text:p>
          </table:table-cell>
          <table:table-cell table:number-columns-repeated="1004"/>
        </table:table-row>
        <table:table-row table:style-name="ro3" table:number-rows-repeated="3">
          <table:table-cell table:number-columns-repeated="10"/>
          <table:table-cell table:content-validation-name="val1"/>
          <table:table-cell table:content-validation-name="val3"/>
          <table:table-cell table:number-columns-repeated="1012"/>
        </table:table-row>
        <table:table-row table:style-name="ro3" table:number-rows-repeated="9">
          <table:table-cell table:number-columns-repeated="11"/>
          <table:table-cell table:content-validation-name="val3"/>
          <table:table-cell table:number-columns-repeated="1012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Sheet1.$A$1" table:cell-range-address="$Sheet1.$A$1:.$AY$3282"/>
          <table:named-range table:name="Excel_BuiltIn__FilterDatabase" table:base-cell-address="$Sheet1.$A$1" table:cell-range-address="$Sheet1.$A$1:.$AY$3282"/>
        </table:named-expressions>
      </table:table>
      <table:table table:name="Sheet2" table:style-name="ta1" table:print="false">
        <table:table-column table:style-name="co38" table:default-cell-style-name="Default"/>
        <table:table-row table:style-name="ro2">
          <table:table-cell office:value-type="string">
            <text:p>*Undentified*</text:p>
          </table:table-cell>
        </table:table-row>
        <table:table-row table:style-name="ro2">
          <table:table-cell office:value-type="string">
            <text:p>Alaimidae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Enopl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Leptolaimidae</text:p>
          </table:table-cell>
        </table:table-row>
        <table:table-row table:style-name="ro2">
          <table:table-cell office:value-type="string">
            <text:p>Monhysteroidea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3">
          <table:table-cell table:style-name="ce4"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Qudsianematidae</text:p>
          </table:table-cell>
        </table:table-row>
        <table:table-row table:style-name="ro2">
          <table:table-cell office:value-type="string">
            <text:p>Qudsianemat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Steinernematidae </text:p>
          </table:table-cell>
        </table:table-row>
        <table:table-row table:style-name="ro2">
          <table:table-cell office:value-type="string">
            <text:p>Steinernematidae </text:p>
          </table:table-cell>
        </table:table-row>
        <table:table-row table:style-name="ro2">
          <table:table-cell office:value-type="string">
            <text:p>Trichodoridae 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encholaimoidea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  <table:table-row table:style-name="ro3" table:number-rows-repeated="1048536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named-expressions/>
      <table:database-ranges>
        <table:database-range table:target-range-address="Sheet2.A1:Sheet2.A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</number:number-style>
    <number:number-style style:name="N138">
      <number:text>-$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</number:number-style>
    <number:number-style style:name="N140">
      <number:text>-$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</number:number-style>
    <number:number-style style:name="N141">
      <style:text-properties fo:color="#ff0000"/>
      <number:text>-$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integer-digits="1" number:grouping="true"/>
      <number:text> </number:text>
    </number:number-style>
    <number:number-style style:name="N142P2" style:volatile="true">
      <number:text>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-$</number:text>
      <number:number number:decimal-places="0" number:min-integer-digits="1" number:grouping="true"/>
      <number:text> </number:text>
    </number:number-style>
    <number:number-style style:name="N143P2" style:volatile="true">
      <number:text> $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-$</number:text>
      <number:number number:decimal-places="2" number:min-integer-digits="1" number:grouping="true"/>
      <number:text> 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2">2022-06-02</text:date>, <text:time>07:2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ed_5f_AllImageMetadata" style:display-name="PageStyle_Created_AllImageMeta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02T07:20:49.68</dc:date>
    <dc:creator>Lawrence Perepolkin</dc:creator>
    <meta:editing-duration>PT10H10M43S</meta:editing-duration>
    <meta:editing-cycles>48</meta:editing-cycles>
    <meta:generator>OpenOffice/4.1.12$Win32 OpenOffice.org_project/4112m1$Build-9809</meta:generator>
    <meta:document-statistic meta:table-count="3" meta:cell-count="250" meta:object-count="0"/>
  </office:meta>
</office:document-meta>
</file>